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list-style-name="L1"/>
    <style:style style:name="P2" style:family="paragraph" style:parent-style-name="Standard" style:list-style-name="L1">
      <style:text-properties officeooo:paragraph-rsid="001eadf6"/>
    </style:style>
    <style:style style:name="P3" style:family="paragraph" style:parent-style-name="Standard" style:list-style-name="L1">
      <style:text-properties fo:font-size="12pt" style:font-size-asian="12pt" style:font-size-complex="12pt"/>
    </style:style>
    <style:style style:name="P4" style:family="paragraph" style:parent-style-name="Standard" style:list-style-name="L1">
      <style:text-properties style:font-name="serif" fo:font-size="12pt" officeooo:rsid="001ce29d" officeooo:paragraph-rsid="001ce29d" style:font-size-asian="12pt" style:font-size-complex="12pt"/>
    </style:style>
    <style:style style:name="P5" style:family="paragraph" style:parent-style-name="Standard" style:list-style-name="L1">
      <style:text-properties style:font-name="serif" fo:font-size="12pt" style:font-size-asian="12pt" style:font-size-complex="12pt"/>
    </style:style>
    <style:style style:name="P6" style:family="paragraph" style:parent-style-name="Standard" style:list-style-name="L1">
      <style:text-properties style:font-name="serif" fo:font-size="12pt" officeooo:paragraph-rsid="001eadf6" style:font-size-asian="12pt" style:font-size-complex="12pt"/>
    </style:style>
    <style:style style:name="P7" style:family="paragraph" style:parent-style-name="Standard" style:list-style-name="L1">
      <style:text-properties style:font-name="serif" fo:font-size="12pt" officeooo:rsid="001eadf6" officeooo:paragraph-rsid="001eadf6" style:font-size-asian="12pt" style:font-size-complex="12pt"/>
    </style:style>
    <style:style style:name="P8" style:family="paragraph" style:parent-style-name="Standard" style:list-style-name="L1">
      <style:text-properties style:font-name="serif" fo:font-size="12pt" officeooo:rsid="00208e98" officeooo:paragraph-rsid="00208e98" style:font-size-asian="12pt" style:font-size-complex="12pt"/>
    </style:style>
    <style:style style:name="P9" style:family="paragraph" style:parent-style-name="Standard" style:list-style-name="L1">
      <style:text-properties officeooo:rsid="00200e54" officeooo:paragraph-rsid="00200e54"/>
    </style:style>
    <style:style style:name="T1" style:family="text">
      <style:text-properties style:font-name="serif"/>
    </style:style>
    <style:style style:name="T2" style:family="text">
      <style:text-properties style:font-name="serif" officeooo:rsid="001ce29d"/>
    </style:style>
    <style:style style:name="T3" style:family="text">
      <style:text-properties style:font-name="serif" fo:font-size="12pt" style:font-size-asian="12pt" style:font-size-complex="12pt"/>
    </style:style>
    <style:style style:name="T4" style:family="text">
      <style:text-properties style:font-name="serif" fo:font-size="12pt" officeooo:rsid="001eadf6" style:font-size-asian="12pt" style:font-size-complex="12pt"/>
    </style:style>
    <style:style style:name="T5" style:family="text">
      <style:text-properties style:font-name="serif" fo:font-size="12pt" officeooo:rsid="00200e54" style:font-size-asian="12pt" style:font-size-complex="12pt"/>
    </style:style>
    <style:style style:name="T6" style:family="text">
      <style:text-properties style:font-name="serif" fo:font-size="12pt" officeooo:rsid="00208e98" style:font-size-asian="12pt" style:font-size-complex="12pt"/>
    </style:style>
    <style:style style:name="T7" style:family="text">
      <style:text-properties style:font-name="serif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serif" fo:font-size="12pt" fo:font-weight="bold" officeooo:rsid="00200e54" style:font-size-asian="12pt" style:font-weight-asian="bold" style:font-size-complex="12pt" style:font-weight-complex="bold"/>
    </style:style>
    <style:style style:name="T9" style:family="text">
      <style:text-properties style:font-name="serif" fo:font-size="12pt" fo:font-weight="bold" officeooo:rsid="001eadf6" style:font-size-asian="12pt" style:font-weight-asian="bold" style:font-size-complex="12pt" style:font-weight-complex="bold"/>
    </style:style>
    <style:style style:name="T10" style:family="text">
      <style:text-properties style:font-name="serif" fo:font-size="12pt" fo:font-weight="bold" officeooo:rsid="00208e98" style:font-size-asian="12pt" style:font-weight-asian="bold" style:font-size-complex="12pt" style:font-weight-complex="bold"/>
    </style:style>
    <style:style style:name="T11" style:family="text">
      <style:text-properties style:font-name="serif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serif" fo:font-size="12pt" fo:font-weight="normal" officeooo:rsid="00208e98" style:font-size-asian="12pt" style:font-weight-asian="normal" style:font-size-complex="12pt" style:font-weight-complex="normal"/>
    </style:style>
    <style:style style:name="T13" style:family="text">
      <style:text-properties style:font-name="serif" fo:font-weight="bold" style:font-weight-asian="bold" style:font-weight-complex="bold"/>
    </style:style>
    <style:style style:name="T14" style:family="text">
      <style:text-properties style:font-name="monospace"/>
    </style:style>
    <style:style style:name="T15" style:family="text">
      <style:text-properties style:font-name="monospace" fo:font-weight="bold" style:font-weight-asian="bold" style:font-weight-complex="bold"/>
    </style:style>
    <style:style style:name="T16" style:family="text">
      <style:text-properties officeooo:rsid="001ce29d"/>
    </style:style>
    <style:style style:name="T17" style:family="text">
      <style:text-properties officeooo:rsid="001eadf6"/>
    </style:style>
    <style:style style:name="T18" style:family="text">
      <style:text-properties officeooo:rsid="00200e54"/>
    </style:style>
    <style:style style:name="T19" style:family="text">
      <style:text-properties officeooo:rsid="00208e98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00e54" style:font-weight-asian="bold" style:font-weight-complex="bold"/>
    </style:style>
    <style:style style:name="T22" style:family="text">
      <style:text-properties fo:font-weight="bold" officeooo:rsid="001ce29d" style:font-weight-asian="bold" style:font-weight-complex="bold"/>
    </style:style>
    <style:style style:name="T23" style:family="text">
      <style:text-properties fo:font-weight="bold" officeooo:rsid="00208e98" style:font-weight-asian="bold" style:font-weight-complex="bold"/>
    </style:style>
    <style:style style:name="T24" style:family="text">
      <style:text-properties fo:font-weight="bold" officeooo:rsid="001eadf6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44502041" text:style-name="L1">
        <text:list-header>
          <text:p text:style-name="P1">Tarea de repaso para Usuarios, Grupos y permisos Carpetas y Ficheros en Windows</text:p>
          <text:p text:style-name="P8"/>
        </text:list-header>
        <text:list-item>
          <text:p text:style-name="P4">Crea dos usuarios llamados <text:span text:style-name="T20">AluDaw1</text:span>, <text:span text:style-name="T20">AluDaw2</text:span> <text:span text:style-name="T18">y </text:span><text:span text:style-name="T21">AluDaw3</text:span>.</text:p>
        </text:list-item>
        <text:list-item>
          <text:p text:style-name="P4">Crea un grupo llamado <text:span text:style-name="T20">AlumnosDaw</text:span>.</text:p>
        </text:list-item>
        <text:list-item>
          <text:p text:style-name="P4">Añade a <text:span text:style-name="T20">AluDaw1</text:span>, <text:span text:style-name="T20">AluDaw2</text:span> <text:span text:style-name="T18">y </text:span><text:span text:style-name="T21">AluDaw3</text:span><text:span text:style-name="T18"> </text:span>en <text:span text:style-name="T20">AlumnosDaw</text:span>.</text:p>
        </text:list-item>
        <text:list-item>
          <text:p text:style-name="P4">Añade a <text:span text:style-name="T20">AluDaw2</text:span> al grupo <text:span text:style-name="T20">Administradores</text:span>.</text:p>
        </text:list-item>
        <text:list-item>
          <text:p text:style-name="P4">Inicia sesión con <text:span text:style-name="T20">AluDaw1</text:span>. Prueba a cambiar la hora.</text:p>
        </text:list-item>
        <text:list-item>
          <text:p text:style-name="P4">Cierra sesión con <text:span text:style-name="T20">AluDaw2</text:span>.</text:p>
        </text:list-item>
        <text:list-item>
          <text:p text:style-name="P4">Inicia sesión Abre sesión con <text:span text:style-name="T20">AluDaw2</text:span>. Prueba a cambiar la hora del sistema.</text:p>
        </text:list-item>
        <text:list-item>
          <text:p text:style-name="P4">Cierra sesión y abre una con el usuario <text:span text:style-name="T20">Administrador</text:span>.</text:p>
        </text:list-item>
        <text:list-item>
          <text:p text:style-name="P3"><text:span text:style-name="T2">C</text:span><text:span text:style-name="T1">rea en la unidad </text:span><text:span text:style-name="T15">C:</text:span> <text:span text:style-name="T1">una carpeta llamada </text:span><text:span text:style-name="T13">Provisional</text:span><text:span text:style-name="T1">. </text:span></text:p>
        </text:list-item>
        <text:list-item>
          <text:p text:style-name="P5"><text:span text:style-name="T16">P</text:span>repara esa carpeta para que <text:span text:style-name="T20">todos los usuarios</text:span> puedan escribir en ella <text:span text:style-name="T16">y tengan c</text:span><text:span text:style-name="T22">ontrol total </text:span><text:span text:style-name="T16">(Hay una entidad llamada </text:span><text:span text:style-name="T23">T</text:span><text:span text:style-name="T22">odos</text:span><text:span text:style-name="T16">)</text:span></text:p>
        </text:list-item>
        <text:list-item>
          <text:p text:style-name="P4">Cierra la sesión con el <text:span text:style-name="T20">Administrador</text:span>. </text:p>
        </text:list-item>
        <text:list-item>
          <text:p text:style-name="P4">Inicia sesión con <text:span text:style-name="T20">AluDaw1</text:span>. Crea con <text:span text:style-name="T20">notepad</text:span> un fichero con la frase “Pruebas seguridad”, dale el nombre de <text:span text:style-name="T20">prueba.txt </text:span><text:span text:style-name="T17">dentro de </text:span><text:span text:style-name="T24">Provisional</text:span><text:span text:style-name="T17">.</text:span></text:p>
        </text:list-item>
        <text:list-item>
          <text:p text:style-name="P7">Comprueba que ha <text:span text:style-name="T20">heredado</text:span> sus permisos de la carpeta <text:span text:style-name="T20">Provisional</text:span>.</text:p>
        </text:list-item>
        <text:list-item>
          <text:p text:style-name="P7">Cambia los permisos impedir que el usuario <text:span text:style-name="T20">AluDaw2</text:span> no pueda modificar este fichero.</text:p>
        </text:list-item>
        <text:list-item>
          <text:p text:style-name="P2"><text:span text:style-name="T4">Crea dentro de </text:span><text:span text:style-name="T8">Provisional</text:span><text:span text:style-name="T4"> una nueva carpeta con el usuario </text:span><text:span text:style-name="T9">AluDaw1</text:span><text:span text:style-name="T4">, </text:span><text:span text:style-name="T5">llamala </text:span><text:span text:style-name="T8">ParaDaw2</text:span><text:span text:style-name="T4"> y usando este usuario cambia, </text:span><text:span text:style-name="T5">si puedes,</text:span><text:span text:style-name="T4"> la propiedad </text:span><text:span text:style-name="T6">(el </text:span><text:span text:style-name="T10">propietario</text:span><text:span text:style-name="T6">) </text:span><text:span text:style-name="T4">de esta carpeta a </text:span><text:span text:style-name="T9">AluDaw2</text:span><text:span text:style-name="T4">.</text:span></text:p>
        </text:list-item>
        <text:list-item>
          <text:p text:style-name="P9"><text:span text:style-name="T4">D</text:span><text:span text:style-name="T3">eja como propietario </text:span><text:span text:style-name="T7">AluDaw2 </text:span><text:span text:style-name="T11"><text:s/></text:span><text:span text:style-name="T12">y establece estos permisos: </text:span><text:span text:style-name="T3">los </text:span><text:span text:style-name="T7">administradores</text:span><text:span text:style-name="T3"> pueden </text:span><text:span text:style-name="T7">leer y escribir</text:span><text:span text:style-name="T3"> en esta carpeta y el </text:span><text:span text:style-name="T7">resto de usuarios</text:span><text:span text:style-name="T3"> </text:span><text:span text:style-name="T7">solo leer.</text:span></text:p>
        </text:list-item>
        <text:list-item>
          <text:p text:style-name="P9"><text:span text:style-name="T3">Crea otra carpeta dentro de </text:span><text:span text:style-name="T7">ParaDaw2</text:span><text:span text:style-name="T3"> que se llame </text:span><text:span text:style-name="T7">Segunda</text:span><text:span text:style-name="T3">, en esta </text:span><text:span text:style-name="T7">AluDaw1</text:span><text:span text:style-name="T3"> podrá </text:span><text:span text:style-name="T7">escribir</text:span><text:span text:style-name="T3"> y </text:span><text:span text:style-name="T7">AluDaw3</text:span><text:span text:style-name="T3"> </text:span><text:span text:style-name="T7">no </text:span><text:span text:style-name="T10">hacer nada</text:span><text:span text:style-name="T3">.</text:span></text:p>
        </text:list-item>
        <text:list-item>
          <text:p text:style-name="P9"><text:span text:style-name="T3">Crea dentro de </text:span><text:span text:style-name="T7">Segunda</text:span><text:span text:style-name="T3"> un documento </text:span><text:span text:style-name="T6">llamado</text:span><text:span text:style-name="T10"> otro.txt</text:span><text:span text:style-name="T3">, indica cuales son los permisos que tiene.</text:span></text:p>
          <text:p text:style-name="P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7:03:43.978753216</meta:creation-date>
    <dc:date>2021-02-15T17:51:14.722651527</dc:date>
    <meta:editing-duration>PT14M42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19" meta:word-count="262" meta:character-count="1559" meta:non-whitespace-character-count="1331"/>
  </office:meta>
</office:document-meta>
</file>